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604E5AFD17D5743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K8S – Parte I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á vi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s</text:p>
              </text:list-item>
              <text:list-item>
                <text:p>Deployment</text:p>
              </text:list-item>
              <text:list-item>
                <text:p>Services</text:p>
              </text:list-item>
              <text:list-item>
                <text:p>Ingress</text:p>
              </text:list-item>
              <text:list-item>
                <text:p>Helm </text:p>
              </text:list-item>
              <text:list-item>
                <text:p>Helm Char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é onde vam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olumes</text:p>
              </text:list-item>
              <text:list-item>
                <text:p>ConfigMap</text:p>
              </text:list-item>
              <text:list-item>
                <text:p>DeamonSet</text:p>
              </text:list-item>
              <text:list-item>
                <text:p>Estratégias de atualização</text:p>
              </text:list-item>
              <text:list-item>
                <text:p>Revisão do funcionamento do Cluster</text:p>
              </text:list-item>
              <text:list-item>
                <text:p>+++ Exercíci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ercíci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ica: <text:a xlink:href="https://labs.play-with-k8s.com/" xlink:type="simple">https://labs.play-with-k8s.com/</text:a></text:p>
              </text:list-item>
              <text:list-item>
                <text:p>A tag “2.0” da aplicação “dvriesman/colored” foi alterada para ler as configurações de um arquivo JSON no seguinte formato:</text:p>
                <text:list>
                  <text:list-item>
                    <text:p>{“color”:”blue”,name:”joaquina”}</text:p>
                  </text:list-item>
                </text:list>
              </text:list-item>
              <text:list-item>
                <text:p>Ele espera encontrar esse arquivo no caminho: </text:p>
                <text:list>
                  <text:list-item>
                    <text:p><text:span text:style-name="T1">/opt</text:span>/config.json</text:p>
                  </text:list-item>
                </text:list>
              </text:list-item>
              <text:list-item>
                <text:p>Crie um novo helm char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604E5AFD17D57438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9:44:59.325448451</meta:creation-date>
    <meta:editing-duration>PT12H5M38S</meta:editing-duration>
    <meta:editing-cycles>3</meta:editing-cycles>
    <meta:generator>LibreOffice/6.0.7.3$Linux_X86_64 LibreOffice_project/00m0$Build-3</meta:generator>
    <dc:title>Blue Curve</dc:title>
    <dc:date>2019-11-13T09:21:20.011618530</dc:date>
    <meta:document-statistic meta:object-count="50"/>
  </office:meta>
</office:document-meta>
</file>